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BBB59"/>
    </style:style>
    <style:style style:name="ce3" style:family="table-cell" style:parent-style-name="Default" style:data-style-name="N36"/>
    <style:style style:name="ce4" style:family="table-cell" style:parent-style-name="Default" style:data-style-name="N2">
      <style:table-cell-properties fo:background-color="#9BBB59"/>
    </style:style>
    <style:style style:name="ce5" style:family="table-cell" style:parent-style-name="Default" style:data-style-name="N2"/>
    <style:style style:name="ce6" style:family="table-cell" style:parent-style-name="Default" style:data-style-name="N37"/>
    <style:style style:name="ce7" style:family="table-cell" style:parent-style-name="Default" style:data-style-name="N15"/>
    <style:style style:name="ce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9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1" style:family="table-cell" style:parent-style-name="Default" style:data-style-name="N0"/>
    <style:style style:name="ce12" style:family="table-cell" style:parent-style-name="Default" style:data-style-name="N36"/>
    <style:style style:name="ce13" style:family="table-cell" style:parent-style-name="Default" style:data-style-name="N2">
      <style:table-cell-properties fo:background-color="#9BBB59"/>
    </style:style>
    <style:style style:name="ce14" style:family="table-cell" style:parent-style-name="Default" style:data-style-name="N2"/>
    <style:style style:name="ce15" style:family="table-cell" style:parent-style-name="Default" style:data-style-name="N37"/>
    <style:style style:name="ce16" style:family="table-cell" style:parent-style-name="Default" style:data-style-name="N15"/>
    <style:style style:name="ce17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0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988" table:default-cell-style-name="ce1"/>
        <table:table-column table:style-name="co7" table:number-columns-repeated="15359" table:default-cell-style-name="ce1"/>
        <table:table-row table:style-name="ro1">
          <table:table-cell office:value-type="string" table:style-name="ce1">
            <text:p>hid</text:p>
          </table:table-cell>
          <table:table-cell office:value-type="string" table:style-name="ce1">
            <text:p>tu_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head_tu</text:p>
          </table:table-cell>
          <table:table-cell office:value-type="string" table:style-name="ce1">
            <text:p>hh_korr</text:p>
          </table:table-cell>
          <table:table-cell office:value-type="string" table:style-name="ce1">
            <text:p>hhsize</text:p>
          </table:table-cell>
          <table:table-cell office:value-type="string" table:style-name="ce1">
            <text:p>hhsize_tu</text:p>
          </table:table-cell>
          <table:table-cell office:value-type="string" table:style-name="ce1">
            <text:p>child</text:p>
          </table:table-cell>
          <table:table-cell office:value-type="string" table:style-name="ce1">
            <text:p>miete</text:p>
          </table:table-cell>
          <table:table-cell office:value-type="string" table:style-name="ce1">
            <text:p>heizkost</text:p>
          </table:table-cell>
          <table:table-cell office:value-type="string" table:style-name="ce1">
            <text:p>alleinerz</text:p>
          </table:table-cell>
          <table:table-cell office:value-type="string" table:style-name="ce1">
            <text:p>child11_num_tu</text:p>
          </table:table-cell>
          <table:table-cell office:value-type="string" table:style-name="ce1">
            <text:p>cnstyr</text:p>
          </table:table-cell>
          <table:table-cell office:value-type="string" table:style-name="ce1">
            <text:p>mietstufe</text:p>
          </table:table-cell>
          <table:table-cell office:value-type="string" table:style-name="ce1">
            <text:p>m_wage</text:p>
          </table:table-cell>
          <table:table-cell office:value-type="string" table:style-name="ce1">
            <text:p>m_pensions</text:p>
          </table:table-cell>
          <table:table-cell office:value-type="string" table:style-name="ce1">
            <text:p>ertragsanteil</text:p>
          </table:table-cell>
          <table:table-cell office:value-type="string" table:style-name="ce1">
            <text:p>m_alg1</text:p>
          </table:table-cell>
          <table:table-cell office:value-type="string" table:style-name="ce1">
            <text:p>m_transfers</text:p>
          </table:table-cell>
          <table:table-cell office:value-type="string" table:style-name="ce1">
            <text:p>uhv</text:p>
          </table:table-cell>
          <table:table-cell office:value-type="string" table:style-name="ce1">
            <text:p>gross_e1</text:p>
          </table:table-cell>
          <table:table-cell office:value-type="string" table:style-name="ce1">
            <text:p>gross_e4</text:p>
          </table:table-cell>
          <table:table-cell office:value-type="string" table:style-name="ce1">
            <text:p>gross_e5</text:p>
          </table:table-cell>
          <table:table-cell office:value-type="string" table:style-name="ce1">
            <text:p>gross_e6</text:p>
          </table:table-cell>
          <table:table-cell office:value-type="string" table:style-name="ce1">
            <text:p>incometax</text:p>
          </table:table-cell>
          <table:table-cell office:value-type="string" table:style-name="ce1">
            <text:p>rvbeit</text:p>
          </table:table-cell>
          <table:table-cell office:value-type="string" table:style-name="ce1">
            <text:p>gkvbeit</text:p>
          </table:table-cell>
          <table:table-cell office:value-type="string" table:style-name="ce1">
            <text:p>handcap_degree</text:p>
          </table:table-cell>
          <table:table-cell office:value-type="string" table:style-name="ce1">
            <text:p>divdy</text:p>
          </table:table-cell>
          <table:table-cell office:value-type="string" table:style-name="ce1">
            <text:p>year</text:p>
          </table:table-cell>
          <table:table-cell office:value-type="string" table:style-name="ce2">
            <text:p>wohngeld_basis_hh</text:p>
          </table:table-cell>
          <table:table-cell table:style-name="ce1"/>
          <table:table-cell office:value-type="string" table:style-name="ce1">
            <text:p>wg_abzuege</text:p>
          </table:table-cell>
          <table:table-cell office:value-type="string" table:style-name="ce1">
            <text:p>wg_grossY_otherinc</text:p>
          </table:table-cell>
          <table:table-cell office:value-type="string" table:style-name="ce1">
            <text:p>wginc_tu</text:p>
          </table:table-cell>
          <table:table-cell office:value-type="string" table:style-name="ce1">
            <text:p>wg_incdeduct</text:p>
          </table:table-cell>
          <table:table-cell office:value-type="string" table:style-name="ce1">
            <text:p>wg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x_rent</text:p>
          </table:table-cell>
          <table:table-cell office:value-type="string" table:style-name="ce1">
            <text:p>min_ren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M</text:p>
          </table:table-cell>
          <table:table-cell table:number-columns-repeated="16340"/>
        </table:table-row>
        <table:table-row table:style-name="ro1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[.F2]" table:style-name="ce1">
            <text:p>3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000" table:style-name="ce1">
            <text:p>2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" table:style-name="ce1">
            <text:p>2500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58.489817777777859" table:formula="of:=1.15*([.AR2]-(([.AL2]+([.AM2]*[.AR2])+([.AN2]*[.AQ2]))*[.AQ2]))" table:style-name="ce4">
            <text:p>58,49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office:value-type="float" office:value="2166.6666666666665" table:formula="of:=([.U2]+[.V2]+[.W2]+[.X2])/12+[.R2]+[.S2]+([.P2]*[.Q2])" table:style-name="ce5">
            <text:p>2166,67</text:p>
          </table:table-cell>
          <table:table-cell office:value-type="float" office:value="2166.6666666666665" table:formula="of:=SUM([.$AH$2:.$AH$4])" table:style-name="ce5">
            <text:p>2166,67</text:p>
          </table:table-cell>
          <table:table-cell office:value-type="float" office:value="100" table:style-name="ce1">
            <text:p>100</text:p>
          </table:table-cell>
          <table:table-cell office:value-type="float" office:value="1446.6666666666665" table:formula="of:=MAX((1-[.AG2])*([.AI2]-[.AJ2]);0)" table:style-name="ce6">
            <text:p>1446,7</text:p>
          </table:table-cell>
          <table:table-cell office:value-type="float" office:value="0.02" table:style-name="ce1">
            <text:p>0,02</text:p>
          </table:table-cell>
          <table:table-cell office:value-type="float" office:value="3.8000000000000002E-4" table:style-name="ce7">
            <office:annotation draw:style-name="a0" svg:x="22.8229166666667in" svg:y="-0.0104166666666667in" svg:width="1.28125in" svg:height="1in">
              <dc:creator>ES</dc:creator>
              <text:p><text:span text:style-name="T1">RS:</text:span><text:span text:style-name="T1"/></text:p>
              <text:p><text:span text:style-name="T2">WoGG Anlage 1 (zu §19 (1))</text:span><text:span text:style-name="T2"/></text:p>
              <text:p><text:span text:style-name="T2">- zuletzt geändert durch BGBl Nr.38 vom 08.10.2015, S.1617</text:span><text:span text:style-name="T2"/></text:p>
              <text:p/>
            </office:annotation>
            <text:p>3,80E-04</text:p>
          </table:table-cell>
          <table:table-cell office:value-type="float" office:value="8.2999999999999998E-5" table:style-name="ce7">
            <office:annotation draw:style-name="a1" svg:x="23.375in" svg:y="-0.0104166666666667in" svg:width="1.28125in" svg:height="1in">
              <dc:creator>ES</dc:creator>
              <text:p><text:span text:style-name="T1">RS:</text:span><text:span text:style-name="T1"/></text:p>
              <text:p><text:span text:style-name="T2">WoGG Anlage 1 (zu §19 (1))</text:span><text:span text:style-name="T2"/></text:p>
              <text:p><text:span text:style-name="T2">- zuletzt geändert durch BGBl Nr.38 vom 08.10.2015, S.1617</text:span><text:span text:style-name="T2"/></text:p>
              <text:p/>
            </office:annotation>
            <text:p>8,30E-05</text:p>
          </table:table-cell>
          <table:table-cell office:value-type="float" office:value="563" table:style-name="ce1">
            <text:p>563</text:p>
          </table:table-cell>
          <table:table-cell office:value-type="float" office:value="70" table:style-name="ce1">
            <text:p>70</text:p>
          </table:table-cell>
          <table:table-cell office:value-type="float" office:value="1446.6666666666665" table:formula="of:=[.AK2]" table:style-name="ce6">
            <text:p>1446,7</text:p>
          </table:table-cell>
          <table:table-cell office:value-type="float" office:value="563" table:formula="of:=MIN(MAX([.I2];[.AP2]);[.AO2])" table:style-name="ce1">
            <text:p>563</text:p>
          </table:table-cell>
          <table:table-cell table:number-columns-repeated="1634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[.F3]" table:style-name="ce1">
            <text:p>3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58.489817777777859" table:formula="of:=1.15*([.AR3]-(([.AL3]+([.AM3]*[.AR3])+([.AN3]*[.AQ3]))*[.AQ3]))" table:style-name="ce4">
            <text:p>58,49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office:value-type="float" office:value="0" table:formula="of:=([.U3]+[.V3]+[.W3]+[.X3])/12+[.R3]+[.S3]+([.P3]*[.Q3])" table:style-name="ce5">
            <text:p>0,00</text:p>
          </table:table-cell>
          <table:table-cell office:value-type="float" office:value="2166.6666666666665" table:formula="of:=SUM([.$AH$2:.$AH$4])" table:style-name="ce5">
            <text:p>2166,67</text:p>
          </table:table-cell>
          <table:table-cell office:value-type="float" office:value="100" table:style-name="ce1">
            <text:p>100</text:p>
          </table:table-cell>
          <table:table-cell office:value-type="float" office:value="1446.6666666666665" table:formula="of:=MAX((1-[.AG3])*([.AI3]-[.AJ3]);0)" table:style-name="ce6">
            <text:p>1446,7</text:p>
          </table:table-cell>
          <table:table-cell office:value-type="float" office:value="0.02" table:style-name="ce1">
            <text:p>0,02</text:p>
          </table:table-cell>
          <table:table-cell office:value-type="float" office:value="3.8000000000000002E-4" table:style-name="ce7">
            <office:annotation draw:style-name="a2" svg:x="22.8229166666667in" svg:y="0.166666666666667in" svg:width="1.28125in" svg:height="1in">
              <dc:creator>ES</dc:creator>
              <text:p><text:span text:style-name="T1">RS:</text:span><text:span text:style-name="T1"/></text:p>
              <text:p><text:span text:style-name="T2">WoGG Anlage 1 (zu §19 (1))</text:span><text:span text:style-name="T2"/></text:p>
              <text:p><text:span text:style-name="T2">- zuletzt geändert durch BGBl Nr.38 vom 08.10.2015, S.1617</text:span><text:span text:style-name="T2"/></text:p>
              <text:p/>
            </office:annotation>
            <text:p>3,80E-04</text:p>
          </table:table-cell>
          <table:table-cell office:value-type="float" office:value="8.2999999999999998E-5" table:style-name="ce7">
            <office:annotation draw:style-name="a3" svg:x="23.375in" svg:y="0.166666666666667in" svg:width="1.28125in" svg:height="1in">
              <dc:creator>ES</dc:creator>
              <text:p><text:span text:style-name="T1">RS:</text:span><text:span text:style-name="T1"/></text:p>
              <text:p><text:span text:style-name="T2">WoGG Anlage 1 (zu §19 (1))</text:span><text:span text:style-name="T2"/></text:p>
              <text:p><text:span text:style-name="T2">- zuletzt geändert durch BGBl Nr.38 vom 08.10.2015, S.1617</text:span><text:span text:style-name="T2"/></text:p>
              <text:p/>
            </office:annotation>
            <text:p>8,30E-05</text:p>
          </table:table-cell>
          <table:table-cell office:value-type="float" office:value="563" table:style-name="ce1">
            <text:p>563</text:p>
          </table:table-cell>
          <table:table-cell office:value-type="float" office:value="70" table:style-name="ce1">
            <text:p>70</text:p>
          </table:table-cell>
          <table:table-cell office:value-type="float" office:value="1446.6666666666665" table:formula="of:=[.AK3]" table:style-name="ce6">
            <text:p>1446,7</text:p>
          </table:table-cell>
          <table:table-cell office:value-type="float" office:value="563" table:formula="of:=MIN(MAX([.I3];[.AP3]);[.AO3])" table:style-name="ce1">
            <text:p>563</text:p>
          </table:table-cell>
          <table:table-cell table:number-columns-repeated="1634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[.F4]" table:style-name="ce1">
            <text:p>3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58.489817777777859" table:formula="of:=1.15*([.AR4]-(([.AL4]+([.AM4]*[.AR4])+([.AN4]*[.AQ4]))*[.AQ4]))" table:style-name="ce4">
            <text:p>58,49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office:value-type="float" office:value="0" table:formula="of:=([.U4]+[.V4]+[.W4]+[.X4])/12+[.R4]+[.S4]+([.P4]*[.Q4])" table:style-name="ce5">
            <text:p>0,00</text:p>
          </table:table-cell>
          <table:table-cell office:value-type="float" office:value="2166.6666666666665" table:formula="of:=SUM([.$AH$2:.$AH$4])" table:style-name="ce5">
            <text:p>2166,67</text:p>
          </table:table-cell>
          <table:table-cell office:value-type="float" office:value="100" table:style-name="ce1">
            <office:annotation draw:style-name="a4" svg:x="21.5104166666667in" svg:y="0.385416666666667in" svg:width="1.25in" svg:height="0.75in">
              <dc:creator>ES</dc:creator>
              <text:p><text:span text:style-name="T1">Author:</text:span><text:span text:style-name="T1"/></text:p>
              <text:p><text:span text:style-name="T2">für das arbeitende Kind</text:span></text:p>
            </office:annotation>
            <text:p>100</text:p>
          </table:table-cell>
          <table:table-cell office:value-type="float" office:value="1446.6666666666665" table:formula="of:=MAX((1-[.AG4])*([.AI4]-[.AJ4]);0)" table:style-name="ce6">
            <text:p>1446,7</text:p>
          </table:table-cell>
          <table:table-cell office:value-type="float" office:value="0.02" table:style-name="ce1">
            <text:p>0,02</text:p>
          </table:table-cell>
          <table:table-cell office:value-type="float" office:value="3.8000000000000002E-4" table:style-name="ce7">
            <office:annotation draw:style-name="a5" svg:x="22.8229166666667in" svg:y="0.34375in" svg:width="1.28125in" svg:height="1in">
              <dc:creator>ES</dc:creator>
              <text:p><text:span text:style-name="T1">RS:</text:span><text:span text:style-name="T1"/></text:p>
              <text:p><text:span text:style-name="T2">WoGG Anlage 1 (zu §19 (1))</text:span><text:span text:style-name="T2"/></text:p>
              <text:p><text:span text:style-name="T2">- zuletzt geändert durch BGBl Nr.38 vom 08.10.2015, S.1617</text:span><text:span text:style-name="T2"/></text:p>
              <text:p/>
            </office:annotation>
            <text:p>3,80E-04</text:p>
          </table:table-cell>
          <table:table-cell office:value-type="float" office:value="8.2999999999999998E-5" table:style-name="ce7">
            <office:annotation draw:style-name="a6" svg:x="23.375in" svg:y="0.34375in" svg:width="1.28125in" svg:height="1in">
              <dc:creator>ES</dc:creator>
              <text:p><text:span text:style-name="T1">RS:</text:span><text:span text:style-name="T1"/></text:p>
              <text:p><text:span text:style-name="T2">WoGG Anlage 1 (zu §19 (1))</text:span><text:span text:style-name="T2"/></text:p>
              <text:p><text:span text:style-name="T2">- zuletzt geändert durch BGBl Nr.38 vom 08.10.2015, S.1617</text:span><text:span text:style-name="T2"/></text:p>
              <text:p/>
            </office:annotation>
            <text:p>8,30E-05</text:p>
          </table:table-cell>
          <table:table-cell office:value-type="float" office:value="563" table:style-name="ce1">
            <text:p>563</text:p>
          </table:table-cell>
          <table:table-cell office:value-type="float" office:value="70" table:style-name="ce1">
            <text:p>70</text:p>
          </table:table-cell>
          <table:table-cell office:value-type="float" office:value="1446.6666666666665" table:formula="of:=[.AK4]" table:style-name="ce6">
            <text:p>1446,7</text:p>
          </table:table-cell>
          <table:table-cell office:value-type="float" office:value="563" table:formula="of:=MIN(MAX([.I4];[.AP4]);[.AO4])" table:style-name="ce1">
            <text:p>563</text:p>
          </table:table-cell>
          <table:table-cell table:number-columns-repeated="16340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8" table:style-name="ce8">
            <text:p>18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formula="of:=[.F5]" table:style-name="ce1">
            <text:p>2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400" table:style-name="ce8">
            <text:p>400</text:p>
          </table:table-cell>
          <table:table-cell office:value-type="float" office:value="80" table:style-name="ce8">
            <text:p>80</text:p>
          </table:table-cell>
          <table:table-cell office:value-type="boolean" office:boolean-value="false" table:formula="of:=FALSE()" table:style-name="ce8">
            <text:p>FALSCH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800" table:style-name="ce8">
            <text:p>8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0" table:style-name="ce8">
            <text:p>1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000" table:style-name="ce8">
            <text:p>100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0" table:style-name="ce8">
            <text:p>100</text:p>
          </table:table-cell>
          <table:table-cell office:value-type="float" office:value="80" table:style-name="ce8">
            <text:p>80</text:p>
          </table:table-cell>
          <table:table-cell office:value-type="float" office:value="50" table:style-name="ce8">
            <text:p>50</text:p>
          </table:table-cell>
          <table:table-cell office:value-type="float" office:value="0" table:style-name="ce8">
            <text:p>0</text:p>
          </table:table-cell>
          <table:table-cell office:value-type="float" office:value="2013" table:style-name="ce8">
            <text:p>2013</text:p>
          </table:table-cell>
          <table:table-cell office:value-type="float" office:value="194.17440000000002" table:formula="of:=1.08*([.AR5]-(([.AL5]+([.AM5]*[.AR5])+([.AN5]*[.AQ5]))*[.AQ5]))" table:style-name="ce4">
            <text:p>194,17</text:p>
          </table:table-cell>
          <table:table-cell table:style-name="ce8"/>
          <table:table-cell office:value-type="float" office:value="0.2" table:style-name="ce8">
            <text:p>0,2</text:p>
          </table:table-cell>
          <table:table-cell office:value-type="float" office:value="933.33333333333337" table:formula="of:=([.U5]+[.V5]+[.W5]+[.X5])/12+[.R5]+[.S5]+([.P5]*[.Q5])" table:style-name="ce9">
            <text:p>933,33</text:p>
          </table:table-cell>
          <table:table-cell office:value-type="float" office:value="933.33333333333337" table:formula="of:=SUM([.$AH$5:.$AH$6])" table:style-name="ce5">
            <text:p>933,33</text:p>
          </table:table-cell>
          <table:table-cell office:value-type="float" office:value="100" table:style-name="ce8">
            <office:annotation draw:style-name="a7" svg:x="21.5104166666667in" svg:y="0.572916666666667in" svg:width="1.25in" svg:height="0.75in">
              <dc:creator>ES</dc:creator>
              <text:p><text:span text:style-name="T1">Author:</text:span><text:span text:style-name="T1"/></text:p>
              <text:p><text:span text:style-name="T2">für Behinderung</text:span><text:span text:style-name="T2"/></text:p>
              <text:p/>
            </office:annotation>
            <text:p>100</text:p>
          </table:table-cell>
          <table:table-cell office:value-type="float" office:value="666.66666666666674" table:formula="of:=MAX((1-[.AG5])*([.AI5]-[.AJ5]);0)" table:style-name="ce6">
            <text:p>666,7</text:p>
          </table:table-cell>
          <table:table-cell office:value-type="float" office:value="5.7000000000000002E-2" table:style-name="ce8">
            <text:p>0,057</text:p>
          </table:table-cell>
          <table:table-cell office:value-type="float" office:value="5.7609999999999996E-4" table:style-name="ce8">
            <text:p>0,0005761</text:p>
          </table:table-cell>
          <table:table-cell office:value-type="float" office:value="6.4309999999999999E-5" table:style-name="ce8">
            <text:p>0,00006431</text:p>
          </table:table-cell>
          <table:table-cell office:value-type="float" office:value="402" table:style-name="ce1">
            <text:p>402</text:p>
          </table:table-cell>
          <table:table-cell office:value-type="float" office:value="55" table:style-name="ce1">
            <text:p>55</text:p>
          </table:table-cell>
          <table:table-cell office:value-type="float" office:value="666.66666666666674" table:formula="of:=[.AK5]" table:style-name="ce6">
            <text:p>666,7</text:p>
          </table:table-cell>
          <table:table-cell office:value-type="float" office:value="400" table:formula="of:=MIN(MAX([.I5];[.AP5]);[.AO5])" table:style-name="ce1">
            <text:p>400</text:p>
          </table:table-cell>
          <table:table-cell table:number-columns-repeated="1634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F6]" table:style-name="ce1">
            <text:p>2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400" table:style-name="ce10">
            <text:p>400</text:p>
          </table:table-cell>
          <table:table-cell office:value-type="float" office:value="80" table:style-name="ce10">
            <text:p>80</text:p>
          </table:table-cell>
          <table:table-cell office:value-type="boolean" office:boolean-value="false" table:formula="of:=FALSE()" table:style-name="ce10">
            <text:p>FALSCH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3" table:style-name="ce1">
            <text:p>2013</text:p>
          </table:table-cell>
          <table:table-cell office:value-type="float" office:value="194.17440000000002" table:formula="of:=1.08*([.AR6]-(([.AL6]+([.AM6]*[.AR6])+([.AN6]*[.AQ6]))*[.AQ6]))" table:style-name="ce4">
            <text:p>194,17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0" table:formula="of:=([.U6]+[.V6]+[.W6]+[.X6])/12+[.R6]+[.S6]+([.P6]*[.Q6])" table:style-name="ce5">
            <text:p>0,00</text:p>
          </table:table-cell>
          <table:table-cell office:value-type="float" office:value="933.33333333333337" table:formula="of:=SUM([.$AH$5:.$AH$6])" table:style-name="ce5">
            <text:p>933,33</text:p>
          </table:table-cell>
          <table:table-cell office:value-type="float" office:value="100" table:style-name="ce1">
            <text:p>100</text:p>
          </table:table-cell>
          <table:table-cell office:value-type="float" office:value="666.66666666666674" table:formula="of:=MAX((1-[.AG6])*([.AI6]-[.AJ6]);0)" table:style-name="ce6">
            <text:p>666,7</text:p>
          </table:table-cell>
          <table:table-cell office:value-type="float" office:value="5.7000000000000002E-2" table:style-name="ce1">
            <text:p>0,057</text:p>
          </table:table-cell>
          <table:table-cell office:value-type="float" office:value="5.7609999999999996E-4" table:style-name="ce1">
            <text:p>0,0005761</text:p>
          </table:table-cell>
          <table:table-cell office:value-type="float" office:value="6.4309999999999999E-5" table:style-name="ce1">
            <text:p>0,00006431</text:p>
          </table:table-cell>
          <table:table-cell office:value-type="float" office:value="402" table:style-name="ce1">
            <text:p>402</text:p>
          </table:table-cell>
          <table:table-cell office:value-type="float" office:value="55" table:style-name="ce1">
            <text:p>55</text:p>
          </table:table-cell>
          <table:table-cell office:value-type="float" office:value="666.66666666666674" table:formula="of:=[.AK6]" table:style-name="ce6">
            <text:p>666,7</text:p>
          </table:table-cell>
          <table:table-cell office:value-type="float" office:value="400" table:formula="of:=MIN(MAX([.I6];[.AP6]);[.AO6])" table:style-name="ce1">
            <text:p>400</text:p>
          </table:table-cell>
          <table:table-cell table:number-columns-repeated="16340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formula="of:=[.F7]" table:style-name="ce1">
            <text:p>2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400" table:style-name="ce8">
            <text:p>400</text:p>
          </table:table-cell>
          <table:table-cell office:value-type="float" office:value="80" table:style-name="ce8">
            <text:p>80</text:p>
          </table:table-cell>
          <table:table-cell office:value-type="boolean" office:boolean-value="true" table:formula="of:=TRUE()" table:style-name="ce8">
            <text:p>WAHR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000" table:style-name="ce8">
            <text:p>10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50" table:style-name="ce8">
            <text:p>25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6000" table:style-name="ce8">
            <text:p>160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00" table:style-name="ce8">
            <text:p>1000</text:p>
          </table:table-cell>
          <table:table-cell office:value-type="float" office:value="100" table:style-name="ce8">
            <text:p>100</text:p>
          </table:table-cell>
          <table:table-cell office:value-type="float" office:value="80" table:style-name="ce8">
            <text:p>8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009" table:style-name="ce8">
            <text:p>2009</text:p>
          </table:table-cell>
          <table:table-cell office:value-type="float" office:value="18.784535520000077" table:formula="of:=1.08*([.AR7]-(([.AL7]+([.AM7]*[.AR7])+([.AN7]*[.AQ7]))*[.AQ7]))" table:style-name="ce4">
            <text:p>18,78</text:p>
          </table:table-cell>
          <table:table-cell table:style-name="ce8"/>
          <table:table-cell office:value-type="float" office:value="0.3" table:style-name="ce8">
            <text:p>0,3</text:p>
          </table:table-cell>
          <table:table-cell office:value-type="float" office:value="1583.3333333333333" table:formula="of:=([.U7]+[.V7]+[.W7]+[.X7])/12+[.R7]+[.S7]+([.P7]*[.Q7])" table:style-name="ce9">
            <text:p>1583,33</text:p>
          </table:table-cell>
          <table:table-cell office:value-type="float" office:value="1583.3333333333333" table:formula="of:=SUM([.$AH$7:.$AH$8])" table:style-name="ce5">
            <text:p>1583,33</text:p>
          </table:table-cell>
          <table:table-cell office:value-type="float" office:value="50" table:style-name="ce8">
            <office:annotation draw:style-name="a8" svg:x="21.5104166666667in" svg:y="0.916666666666667in" svg:width="1.25in" svg:height="0.75in">
              <dc:creator>ES</dc:creator>
              <text:p><text:span text:style-name="T1">Author:</text:span><text:span text:style-name="T1"/></text:p>
              <text:p><text:span text:style-name="T2">für Alleinerziehende mit 1 Kind unter 11 Jahren</text:span><text:span text:style-name="T2"/></text:p>
              <text:p/>
            </office:annotation>
            <text:p>50</text:p>
          </table:table-cell>
          <table:table-cell office:value-type="float" office:value="1073.3333333333333" table:formula="of:=MAX((1-[.AG7])*([.AI7]-[.AJ7]);0)" table:style-name="ce6">
            <text:p>1073,3</text:p>
          </table:table-cell>
          <table:table-cell office:value-type="float" office:value="5.7000000000000002E-2" table:style-name="ce8">
            <text:p>0,057</text:p>
          </table:table-cell>
          <table:table-cell office:value-type="float" office:value="5.7609999999999996E-4" table:style-name="ce8">
            <text:p>0,0005761</text:p>
          </table:table-cell>
          <table:table-cell office:value-type="float" office:value="6.4309999999999999E-5" table:style-name="ce8">
            <text:p>0,00006431</text:p>
          </table:table-cell>
          <table:table-cell office:value-type="float" office:value="402" table:style-name="ce1">
            <text:p>402</text:p>
          </table:table-cell>
          <table:table-cell office:value-type="float" office:value="55" table:style-name="ce1">
            <text:p>55</text:p>
          </table:table-cell>
          <table:table-cell office:value-type="float" office:value="1073.3333333333333" table:formula="of:=[.AK7]" table:style-name="ce6">
            <text:p>1073,3</text:p>
          </table:table-cell>
          <table:table-cell office:value-type="float" office:value="400" table:formula="of:=MIN(MAX([.I7];[.AP7]);[.AO7])" table:style-name="ce1">
            <text:p>400</text:p>
          </table:table-cell>
          <table:table-cell table:number-columns-repeated="1634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F8]" table:style-name="ce1">
            <text:p>2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400" table:style-name="ce1">
            <text:p>400</text:p>
          </table:table-cell>
          <table:table-cell office:value-type="float" office:value="80" table:style-name="ce1">
            <text:p>80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9" table:style-name="ce1">
            <text:p>2009</text:p>
          </table:table-cell>
          <table:table-cell office:value-type="float" office:value="18.784535520000077" table:formula="of:=1.08*([.AR8]-(([.AL8]+([.AM8]*[.AR8])+([.AN8]*[.AQ8]))*[.AQ8]))" table:style-name="ce4">
            <text:p>18,78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office:value-type="float" office:value="0" table:formula="of:=([.U8]+[.V8]+[.W8]+[.X8])/12+[.R8]+[.S8]+([.P8]*[.Q8])" table:style-name="ce5">
            <text:p>0,00</text:p>
          </table:table-cell>
          <table:table-cell office:value-type="float" office:value="1583.3333333333333" table:formula="of:=SUM([.$AH$7:.$AH$8])" table:style-name="ce5">
            <text:p>1583,33</text:p>
          </table:table-cell>
          <table:table-cell office:value-type="float" office:value="50" table:style-name="ce1">
            <text:p>50</text:p>
          </table:table-cell>
          <table:table-cell office:value-type="float" office:value="1073.3333333333333" table:formula="of:=MAX((1-[.AG8])*([.AI8]-[.AJ8]);0)" table:style-name="ce6">
            <text:p>1073,3</text:p>
          </table:table-cell>
          <table:table-cell office:value-type="float" office:value="5.7000000000000002E-2" table:style-name="ce1">
            <text:p>0,057</text:p>
          </table:table-cell>
          <table:table-cell office:value-type="float" office:value="5.7609999999999996E-4" table:style-name="ce1">
            <text:p>0,0005761</text:p>
          </table:table-cell>
          <table:table-cell office:value-type="float" office:value="6.4309999999999999E-5" table:style-name="ce1">
            <text:p>0,00006431</text:p>
          </table:table-cell>
          <table:table-cell office:value-type="float" office:value="402" table:style-name="ce1">
            <text:p>402</text:p>
          </table:table-cell>
          <table:table-cell office:value-type="float" office:value="55" table:style-name="ce1">
            <text:p>55</text:p>
          </table:table-cell>
          <table:table-cell office:value-type="float" office:value="1073.3333333333333" table:formula="of:=[.AK8]" table:style-name="ce6">
            <text:p>1073,3</text:p>
          </table:table-cell>
          <table:table-cell office:value-type="float" office:value="400" table:formula="of:=MIN(MAX([.I8];[.AP8]);[.AO8])" table:style-name="ce1">
            <text:p>400</text:p>
          </table:table-cell>
          <table:table-cell table:number-columns-repeated="16340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formula="of:=[.F9]" table:style-name="ce1">
            <text:p>5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850" table:style-name="ce8">
            <text:p>850</text:p>
          </table:table-cell>
          <table:table-cell office:value-type="float" office:value="120" table:style-name="ce8">
            <text:p>120</text:p>
          </table:table-cell>
          <table:table-cell office:value-type="boolean" office:boolean-value="false" table:formula="of:=FALSE()" table:style-name="ce8">
            <text:p>FALSCH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006" table:style-name="ce8">
            <text:p>2006</text:p>
          </table:table-cell>
          <table:table-cell office:value-type="float" office:value="508.75845025000001" table:formula="of:=([.AR9]-(([.AL9]+([.AM9]*[.AR9])+([.AN9]*[.AQ9]))*[.AQ9]))" table:style-name="ce4">
            <text:p>508,76</text:p>
          </table:table-cell>
          <table:table-cell table:style-name="ce8"/>
          <table:table-cell office:value-type="float" office:value="0.1" table:style-name="ce8">
            <text:p>0,1</text:p>
          </table:table-cell>
          <table:table-cell office:value-type="float" office:value="0" table:formula="of:=([.U9]+[.V9]+[.W9]+[.X9])/12+[.R9]+[.S9]+([.P9]*[.Q9])" table:style-name="ce9">
            <text:p>0,00</text:p>
          </table:table-cell>
          <table:table-cell office:value-type="float" office:value="0" table:formula="of:=SUM([.$AH$9:.$AH$13])" table:style-name="ce9">
            <text:p>0,00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MAX((1-[.AG9])*([.AI9]-[.AJ9]);0)" table:style-name="ce6">
            <text:p>0,0</text:p>
          </table:table-cell>
          <table:table-cell office:value-type="float" office:value="4.2000000000000003E-2" table:style-name="ce1">
            <text:p>0,042</text:p>
          </table:table-cell>
          <table:table-cell office:value-type="float" office:value="3.48E-4" table:style-name="ce1">
            <text:p>0,000348</text:p>
          </table:table-cell>
          <table:table-cell office:value-type="float" office:value="2.1509999999999999E-5" table:style-name="ce7">
            <text:p>2,15E-05</text:p>
          </table:table-cell>
          <table:table-cell office:value-type="float" office:value="580" table:style-name="ce1">
            <text:p>580</text:p>
          </table:table-cell>
          <table:table-cell office:value-type="float" office:value="32.5" table:style-name="ce1">
            <text:p>32,5</text:p>
          </table:table-cell>
          <table:table-cell office:value-type="float" office:value="285" table:style-name="ce6">
            <text:p>285,0</text:p>
          </table:table-cell>
          <table:table-cell office:value-type="float" office:value="580" table:formula="of:=MIN(MAX([.I9];[.AP9]);[.AO9])" table:style-name="ce1">
            <text:p>580</text:p>
          </table:table-cell>
          <table:table-cell table:number-columns-repeated="1634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[.F10]" table:style-name="ce1">
            <text:p>5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508.75845025000001" table:formula="of:=([.AR10]-(([.AL10]+([.AM10]*[.AR10])+([.AN10]*[.AQ10]))*[.AQ10]))" table:style-name="ce4">
            <text:p>508,76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" table:formula="of:=([.U10]+[.V10]+[.W10]+[.X10])/12+[.R10]+[.S10]+([.P10]*[.Q10])" table:style-name="ce5">
            <text:p>0,00</text:p>
          </table:table-cell>
          <table:table-cell office:value-type="float" office:value="0" table:formula="of:=SUM([.$AH$9:.$AH$13])" table:style-name="ce5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AX((1-[.AG10])*([.AI10]-[.AJ10]);0)" table:style-name="ce6">
            <text:p>0,0</text:p>
          </table:table-cell>
          <table:table-cell office:value-type="float" office:value="4.2000000000000003E-2" table:style-name="ce1">
            <text:p>0,042</text:p>
          </table:table-cell>
          <table:table-cell office:value-type="float" office:value="3.48E-4" table:style-name="ce1">
            <text:p>0,000348</text:p>
          </table:table-cell>
          <table:table-cell office:value-type="float" office:value="2.1509999999999999E-5" table:style-name="ce7">
            <text:p>2,15E-05</text:p>
          </table:table-cell>
          <table:table-cell office:value-type="float" office:value="580" table:style-name="ce1">
            <text:p>580</text:p>
          </table:table-cell>
          <table:table-cell office:value-type="float" office:value="32.5" table:style-name="ce1">
            <text:p>32,5</text:p>
          </table:table-cell>
          <table:table-cell office:value-type="float" office:value="285" table:style-name="ce6">
            <text:p>285,0</text:p>
          </table:table-cell>
          <table:table-cell office:value-type="float" office:value="580" table:formula="of:=MIN(MAX([.I10];[.AP10]);[.AO10])" table:style-name="ce1">
            <text:p>580</text:p>
          </table:table-cell>
          <table:table-cell table:number-columns-repeated="1634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[.F11]" table:style-name="ce1">
            <text:p>5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508.75845025000001" table:formula="of:=([.AR11]-(([.AL11]+([.AM11]*[.AR11])+([.AN11]*[.AQ11]))*[.AQ11]))" table:style-name="ce4">
            <text:p>508,76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" table:formula="of:=([.U11]+[.V11]+[.W11]+[.X11])/12+[.R11]+[.S11]+([.P11]*[.Q11])" table:style-name="ce5">
            <text:p>0,00</text:p>
          </table:table-cell>
          <table:table-cell office:value-type="float" office:value="0" table:formula="of:=SUM([.$AH$9:.$AH$13])" table:style-name="ce5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AX((1-[.AG11])*([.AI11]-[.AJ11]);0)" table:style-name="ce6">
            <text:p>0,0</text:p>
          </table:table-cell>
          <table:table-cell office:value-type="float" office:value="4.2000000000000003E-2" table:style-name="ce1">
            <text:p>0,042</text:p>
          </table:table-cell>
          <table:table-cell office:value-type="float" office:value="3.48E-4" table:style-name="ce1">
            <text:p>0,000348</text:p>
          </table:table-cell>
          <table:table-cell office:value-type="float" office:value="2.1509999999999999E-5" table:style-name="ce7">
            <text:p>2,15E-05</text:p>
          </table:table-cell>
          <table:table-cell office:value-type="float" office:value="580" table:style-name="ce1">
            <text:p>580</text:p>
          </table:table-cell>
          <table:table-cell office:value-type="float" office:value="32.5" table:style-name="ce1">
            <text:p>32,5</text:p>
          </table:table-cell>
          <table:table-cell office:value-type="float" office:value="285" table:style-name="ce6">
            <text:p>285,0</text:p>
          </table:table-cell>
          <table:table-cell office:value-type="float" office:value="580" table:formula="of:=MIN(MAX([.I11];[.AP11]);[.AO11])" table:style-name="ce1">
            <text:p>580</text:p>
          </table:table-cell>
          <table:table-cell table:number-columns-repeated="1634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[.F12]" table:style-name="ce1">
            <text:p>5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508.75845025000001" table:formula="of:=([.AR12]-(([.AL12]+([.AM12]*[.AR12])+([.AN12]*[.AQ12]))*[.AQ12]))" table:style-name="ce4">
            <text:p>508,76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" table:formula="of:=([.U12]+[.V12]+[.W12]+[.X12])/12+[.R12]+[.S12]+([.P12]*[.Q12])" table:style-name="ce5">
            <text:p>0,00</text:p>
          </table:table-cell>
          <table:table-cell office:value-type="float" office:value="0" table:formula="of:=SUM([.$AH$9:.$AH$13])" table:style-name="ce5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AX((1-[.AG12])*([.AI12]-[.AJ12]);0)" table:style-name="ce6">
            <text:p>0,0</text:p>
          </table:table-cell>
          <table:table-cell office:value-type="float" office:value="4.2000000000000003E-2" table:style-name="ce1">
            <text:p>0,042</text:p>
          </table:table-cell>
          <table:table-cell office:value-type="float" office:value="3.48E-4" table:style-name="ce1">
            <text:p>0,000348</text:p>
          </table:table-cell>
          <table:table-cell office:value-type="float" office:value="2.1509999999999999E-5" table:style-name="ce7">
            <text:p>2,15E-05</text:p>
          </table:table-cell>
          <table:table-cell office:value-type="float" office:value="580" table:style-name="ce1">
            <text:p>580</text:p>
          </table:table-cell>
          <table:table-cell office:value-type="float" office:value="32.5" table:style-name="ce1">
            <text:p>32,5</text:p>
          </table:table-cell>
          <table:table-cell office:value-type="float" office:value="285" table:style-name="ce6">
            <text:p>285,0</text:p>
          </table:table-cell>
          <table:table-cell office:value-type="float" office:value="580" table:formula="of:=MIN(MAX([.I12];[.AP12]);[.AO12])" table:style-name="ce1">
            <text:p>580</text:p>
          </table:table-cell>
          <table:table-cell table:number-columns-repeated="1634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[.F13]" table:style-name="ce1">
            <text:p>5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508.75845025000001" table:formula="of:=([.AR13]-(([.AL13]+([.AM13]*[.AR13])+([.AN13]*[.AQ13]))*[.AQ13]))" table:style-name="ce4">
            <text:p>508,76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" table:formula="of:=([.U13]+[.V13]+[.W13]+[.X13])/12+[.R13]+[.S13]+([.P13]*[.Q13])" table:style-name="ce5">
            <text:p>0,00</text:p>
          </table:table-cell>
          <table:table-cell office:value-type="float" office:value="0" table:formula="of:=SUM([.$AH$9:.$AH$13])" table:style-name="ce5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AX((1-[.AG13])*([.AI13]-[.AJ13]);0)" table:style-name="ce6">
            <text:p>0,0</text:p>
          </table:table-cell>
          <table:table-cell office:value-type="float" office:value="4.2000000000000003E-2" table:style-name="ce1">
            <text:p>0,042</text:p>
          </table:table-cell>
          <table:table-cell office:value-type="float" office:value="3.48E-4" table:style-name="ce1">
            <text:p>0,000348</text:p>
          </table:table-cell>
          <table:table-cell office:value-type="float" office:value="2.1509999999999999E-5" table:style-name="ce7">
            <text:p>2,15E-05</text:p>
          </table:table-cell>
          <table:table-cell office:value-type="float" office:value="580" table:style-name="ce1">
            <text:p>580</text:p>
          </table:table-cell>
          <table:table-cell office:value-type="float" office:value="32.5" table:style-name="ce1">
            <text:p>32,5</text:p>
          </table:table-cell>
          <table:table-cell office:value-type="float" office:value="285" table:style-name="ce6">
            <text:p>285,0</text:p>
          </table:table-cell>
          <table:table-cell office:value-type="float" office:value="580" table:formula="of:=MIN(MAX([.I13];[.AP13]);[.AO13])" table:style-name="ce1">
            <text:p>580</text:p>
          </table:table-cell>
          <table:table-cell table:number-columns-repeated="1634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200" table:style-name="ce1">
            <text:p>12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office:value-type="float" office:value="450.77994630000001" table:formula="of:=([.AR14]-(([.AL14]+([.AM14]*[.AR14])+([.AN14]*[.AQ14]))*[.AQ14]))*1.15" table:style-name="ce4">
            <text:p>450,7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([.U14]+[.V14]+[.W14]+[.X14])/12+[.R14]+[.S14]+([.P14]*[.Q14])" table:style-name="ce5">
            <text:p>0,00</text:p>
          </table:table-cell>
          <table:table-cell office:value-type="float" office:value="0" table:formula="of:=SUM([.$AH$9:.$AH$13])" table:style-name="ce5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AX((1-[.AG14])*([.AI14]-[.AJ14]);0)" table:style-name="ce6">
            <text:p>0,0</text:p>
          </table:table-cell>
          <table:table-cell office:value-type="float" office:value="0.04" table:style-name="ce7">
            <text:p>4,00E-02</text:p>
          </table:table-cell>
          <table:table-cell office:value-type="float" office:value="6.3000000000000003E-4" table:style-name="ce7">
            <text:p>6,30E-04</text:p>
          </table:table-cell>
          <table:table-cell office:value-type="float" office:value="1.3799999999999999E-4" table:style-name="ce7">
            <text:p>1,38E-04</text:p>
          </table:table-cell>
          <table:table-cell office:value-type="float" office:value="482" table:style-name="ce1">
            <text:p>482</text:p>
          </table:table-cell>
          <table:table-cell office:value-type="float" office:value="48" table:style-name="ce1">
            <text:p>48</text:p>
          </table:table-cell>
          <table:table-cell office:value-type="float" office:value="239" table:style-name="ce6">
            <text:p>239,0</text:p>
          </table:table-cell>
          <table:table-cell office:value-type="float" office:value="482" table:formula="of:=MIN(MAX([.I14];[.AP14]);[.AO14])" table:style-name="ce1">
            <text:p>482</text:p>
          </table:table-cell>
          <table:table-cell table:number-columns-repeated="16340"/>
        </table:table-row>
        <table:table-row table:style-name="ro1"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28" table:style-name="ce11">
            <text:p>28</text:p>
          </table:table-cell>
          <table:table-cell office:value-type="boolean" office:boolean-value="true" table:formula="of:=TRUE()" table:style-name="ce12">
            <text:p>WAHR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boolean" office:boolean-value="false" table:formula="of:=FALSE()" table:style-name="ce12">
            <text:p>FALSCH</text:p>
          </table:table-cell>
          <table:table-cell office:value-type="float" office:value="1400" table:style-name="ce11">
            <text:p>1400</text:p>
          </table:table-cell>
          <table:table-cell office:value-type="float" office:value="300" table:style-name="ce11">
            <text:p>300</text:p>
          </table:table-cell>
          <table:table-cell office:value-type="boolean" office:boolean-value="false" table:formula="of:=FALSE()" table:style-name="ce12">
            <text:p>FALSCH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3000" table:style-name="ce11">
            <text:p>300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00" table:style-name="ce11">
            <text:p>80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5000" table:style-name="ce11">
            <text:p>3500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000" table:style-name="ce11">
            <text:p>7000</text:p>
          </table:table-cell>
          <table:table-cell office:value-type="float" office:value="300" table:style-name="ce11">
            <text:p>300</text:p>
          </table:table-cell>
          <table:table-cell office:value-type="float" office:value="255" table:style-name="ce11">
            <text:p>25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018" table:style-name="ce11">
            <text:p>2018</text:p>
          </table:table-cell>
          <table:table-cell office:value-type="float" office:value="41.6624683333334" table:style-name="ce13">
            <text:p>41,66</text:p>
          </table:table-cell>
          <table:table-cell table:style-name="ce11"/>
          <table:table-cell office:value-type="float" office:value="0.3" table:style-name="ce11">
            <text:p>0,3</text:p>
          </table:table-cell>
          <table:table-cell office:value-type="float" office:value="3716.6666666666702" table:style-name="ce14">
            <text:p>3716,67</text:p>
          </table:table-cell>
          <table:table-cell office:value-type="float" office:value="3716.6666666666702" table:style-name="ce14">
            <text:p>3716,67</text:p>
          </table:table-cell>
          <table:table-cell office:value-type="float" office:value="0" table:style-name="ce11">
            <text:p>0</text:p>
          </table:table-cell>
          <table:table-cell office:value-type="float" office:value="2601.6666666666702" table:style-name="ce15">
            <text:p>2601,7</text:p>
          </table:table-cell>
          <table:table-cell office:value-type="float" office:value="-0.01" table:style-name="ce11">
            <text:p>-0,01</text:p>
          </table:table-cell>
          <table:table-cell office:value-type="float" office:value="2.7999999999999998E-4" table:style-name="ce17">
            <text:p>0,00028</text:p>
          </table:table-cell>
          <table:table-cell office:value-type="float" office:value="3.6000000000000001E-5" table:style-name="ce16">
            <text:p>3,60E-05</text:p>
          </table:table-cell>
          <table:table-cell office:value-type="float" office:value="935" table:style-name="ce11">
            <text:p>935</text:p>
          </table:table-cell>
          <table:table-cell table:style-name="ce11"/>
          <table:table-cell office:value-type="float" office:value="2601.6666666666702" table:style-name="ce15">
            <text:p>2601,7</text:p>
          </table:table-cell>
          <table:table-cell office:value-type="float" office:value="935" table:style-name="ce11">
            <text:p>935</text:p>
          </table:table-cell>
          <table:table-cell table:number-columns-repeated="16340"/>
        </table:table-row>
        <table:table-row table:style-name="ro1"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29" table:style-name="ce11">
            <text:p>29</text:p>
          </table:table-cell>
          <table:table-cell office:value-type="boolean" office:boolean-value="false" table:formula="of:=FALSE()" table:style-name="ce12">
            <text:p>FALSCH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boolean" office:boolean-value="false" table:formula="of:=FALSE()" table:style-name="ce12">
            <text:p>FALSCH</text:p>
          </table:table-cell>
          <table:table-cell office:value-type="float" office:value="1400" table:style-name="ce11">
            <text:p>1400</text:p>
          </table:table-cell>
          <table:table-cell office:value-type="float" office:value="300" table:style-name="ce11">
            <text:p>300</text:p>
          </table:table-cell>
          <table:table-cell office:value-type="boolean" office:boolean-value="false" table:formula="of:=FALSE()" table:style-name="ce12">
            <text:p>FALSCH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018" table:style-name="ce11">
            <text:p>2018</text:p>
          </table:table-cell>
          <table:table-cell office:value-type="float" office:value="41.6624683333334" table:style-name="ce13">
            <text:p>41,66</text:p>
          </table:table-cell>
          <table:table-cell table:style-name="ce11"/>
          <table:table-cell office:value-type="float" office:value="0.3" table:style-name="ce11">
            <text:p>0,3</text:p>
          </table:table-cell>
          <table:table-cell office:value-type="float" office:value="0" table:style-name="ce11">
            <text:p>0</text:p>
          </table:table-cell>
          <table:table-cell office:value-type="float" office:value="3716.6666666666702" table:style-name="ce14">
            <text:p>3716,67</text:p>
          </table:table-cell>
          <table:table-cell office:value-type="float" office:value="0" table:style-name="ce11">
            <text:p>0</text:p>
          </table:table-cell>
          <table:table-cell office:value-type="float" office:value="2601.6666666666702" table:style-name="ce15">
            <text:p>2601,7</text:p>
          </table:table-cell>
          <table:table-cell office:value-type="float" office:value="-0.01" table:style-name="ce11">
            <text:p>-0,01</text:p>
          </table:table-cell>
          <table:table-cell office:value-type="float" office:value="2.7999999999999998E-4" table:style-name="ce17">
            <text:p>0,00028</text:p>
          </table:table-cell>
          <table:table-cell office:value-type="float" office:value="3.6000000000000001E-5" table:style-name="ce16">
            <text:p>3,60E-05</text:p>
          </table:table-cell>
          <table:table-cell office:value-type="float" office:value="935" table:style-name="ce11">
            <text:p>935</text:p>
          </table:table-cell>
          <table:table-cell table:style-name="ce11"/>
          <table:table-cell office:value-type="float" office:value="2601.6666666666702" table:style-name="ce15">
            <text:p>2601,7</text:p>
          </table:table-cell>
          <table:table-cell office:value-type="float" office:value="935" table:style-name="ce11">
            <text:p>935</text:p>
          </table:table-cell>
          <table:table-cell table:number-columns-repeated="16340"/>
        </table:table-row>
        <table:table-row table:style-name="ro1"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30" table:style-name="ce11">
            <text:p>30</text:p>
          </table:table-cell>
          <table:table-cell office:value-type="boolean" office:boolean-value="false" table:formula="of:=FALSE()" table:style-name="ce12">
            <text:p>FALSCH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boolean" office:boolean-value="true" table:formula="of:=TRUE()" table:style-name="ce12">
            <text:p>WAHR</text:p>
          </table:table-cell>
          <table:table-cell office:value-type="float" office:value="1400" table:style-name="ce11">
            <text:p>1400</text:p>
          </table:table-cell>
          <table:table-cell office:value-type="float" office:value="300" table:style-name="ce11">
            <text:p>300</text:p>
          </table:table-cell>
          <table:table-cell office:value-type="boolean" office:boolean-value="false" table:formula="of:=FALSE()" table:style-name="ce12">
            <text:p>FALSCH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018" table:style-name="ce11">
            <text:p>2018</text:p>
          </table:table-cell>
          <table:table-cell office:value-type="float" office:value="41.6624683333334" table:style-name="ce13">
            <text:p>41,66</text:p>
          </table:table-cell>
          <table:table-cell table:style-name="ce11"/>
          <table:table-cell office:value-type="float" office:value="0.3" table:style-name="ce11">
            <text:p>0,3</text:p>
          </table:table-cell>
          <table:table-cell office:value-type="float" office:value="0" table:style-name="ce11">
            <text:p>0</text:p>
          </table:table-cell>
          <table:table-cell office:value-type="float" office:value="3716.6666666666702" table:style-name="ce14">
            <text:p>3716,67</text:p>
          </table:table-cell>
          <table:table-cell office:value-type="float" office:value="0" table:style-name="ce11">
            <text:p>0</text:p>
          </table:table-cell>
          <table:table-cell office:value-type="float" office:value="2601.6666666666702" table:style-name="ce15">
            <text:p>2601,7</text:p>
          </table:table-cell>
          <table:table-cell office:value-type="float" office:value="-0.01" table:style-name="ce11">
            <text:p>-0,01</text:p>
          </table:table-cell>
          <table:table-cell office:value-type="float" office:value="2.7999999999999998E-4" table:style-name="ce17">
            <text:p>0,00028</text:p>
          </table:table-cell>
          <table:table-cell office:value-type="float" office:value="3.6000000000000001E-5" table:style-name="ce16">
            <text:p>3,60E-05</text:p>
          </table:table-cell>
          <table:table-cell office:value-type="float" office:value="935" table:style-name="ce11">
            <text:p>935</text:p>
          </table:table-cell>
          <table:table-cell table:style-name="ce11"/>
          <table:table-cell office:value-type="float" office:value="2601.6666666666702" table:style-name="ce15">
            <text:p>2601,7</text:p>
          </table:table-cell>
          <table:table-cell office:value-type="float" office:value="935" table:style-name="ce11">
            <text:p>935</text:p>
          </table:table-cell>
          <table:table-cell table:number-columns-repeated="16340"/>
        </table:table-row>
        <table:table-row table:style-name="ro1"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31" table:style-name="ce11">
            <text:p>31</text:p>
          </table:table-cell>
          <table:table-cell office:value-type="boolean" office:boolean-value="false" table:formula="of:=FALSE()" table:style-name="ce12">
            <text:p>FALSCH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boolean" office:boolean-value="true" table:formula="of:=TRUE()" table:style-name="ce12">
            <text:p>WAHR</text:p>
          </table:table-cell>
          <table:table-cell office:value-type="float" office:value="1400" table:style-name="ce11">
            <text:p>1400</text:p>
          </table:table-cell>
          <table:table-cell office:value-type="float" office:value="300" table:style-name="ce11">
            <text:p>300</text:p>
          </table:table-cell>
          <table:table-cell office:value-type="boolean" office:boolean-value="false" table:formula="of:=FALSE()" table:style-name="ce12">
            <text:p>FALSCH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018" table:style-name="ce11">
            <text:p>2018</text:p>
          </table:table-cell>
          <table:table-cell office:value-type="float" office:value="41.6624683333334" table:style-name="ce13">
            <text:p>41,66</text:p>
          </table:table-cell>
          <table:table-cell table:style-name="ce11"/>
          <table:table-cell office:value-type="float" office:value="0.3" table:style-name="ce11">
            <text:p>0,3</text:p>
          </table:table-cell>
          <table:table-cell office:value-type="float" office:value="0" table:style-name="ce11">
            <text:p>0</text:p>
          </table:table-cell>
          <table:table-cell office:value-type="float" office:value="3716.6666666666702" table:style-name="ce14">
            <text:p>3716,67</text:p>
          </table:table-cell>
          <table:table-cell office:value-type="float" office:value="0" table:style-name="ce11">
            <text:p>0</text:p>
          </table:table-cell>
          <table:table-cell office:value-type="float" office:value="2601.6666666666702" table:style-name="ce15">
            <text:p>2601,7</text:p>
          </table:table-cell>
          <table:table-cell office:value-type="float" office:value="-0.01" table:style-name="ce11">
            <text:p>-0,01</text:p>
          </table:table-cell>
          <table:table-cell office:value-type="float" office:value="2.7999999999999998E-4" table:style-name="ce17">
            <text:p>0,00028</text:p>
          </table:table-cell>
          <table:table-cell office:value-type="float" office:value="3.6000000000000001E-5" table:style-name="ce16">
            <text:p>3,60E-05</text:p>
          </table:table-cell>
          <table:table-cell office:value-type="float" office:value="935" table:style-name="ce11">
            <text:p>935</text:p>
          </table:table-cell>
          <table:table-cell table:style-name="ce11"/>
          <table:table-cell office:value-type="float" office:value="2601.6666666666702" table:style-name="ce15">
            <text:p>2601,7</text:p>
          </table:table-cell>
          <table:table-cell office:value-type="float" office:value="935" table:style-name="ce11">
            <text:p>935</text:p>
          </table:table-cell>
          <table:table-cell table:number-columns-repeated="16340"/>
        </table:table-row>
        <table:table-row table:style-name="ro1"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32" table:style-name="ce11">
            <text:p>32</text:p>
          </table:table-cell>
          <table:table-cell office:value-type="boolean" office:boolean-value="false" table:formula="of:=FALSE()" table:style-name="ce12">
            <text:p>FALSCH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boolean" office:boolean-value="true" table:formula="of:=TRUE()" table:style-name="ce12">
            <text:p>WAHR</text:p>
          </table:table-cell>
          <table:table-cell office:value-type="float" office:value="1400" table:style-name="ce11">
            <text:p>1400</text:p>
          </table:table-cell>
          <table:table-cell office:value-type="float" office:value="300" table:style-name="ce11">
            <text:p>300</text:p>
          </table:table-cell>
          <table:table-cell office:value-type="boolean" office:boolean-value="false" table:formula="of:=FALSE()" table:style-name="ce12">
            <text:p>FALSCH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018" table:style-name="ce11">
            <text:p>2018</text:p>
          </table:table-cell>
          <table:table-cell office:value-type="float" office:value="41.6624683333334" table:style-name="ce13">
            <text:p>41,66</text:p>
          </table:table-cell>
          <table:table-cell table:style-name="ce11"/>
          <table:table-cell office:value-type="float" office:value="0.3" table:style-name="ce11">
            <text:p>0,3</text:p>
          </table:table-cell>
          <table:table-cell office:value-type="float" office:value="0" table:style-name="ce11">
            <text:p>0</text:p>
          </table:table-cell>
          <table:table-cell office:value-type="float" office:value="3716.6666666666702" table:style-name="ce14">
            <text:p>3716,67</text:p>
          </table:table-cell>
          <table:table-cell office:value-type="float" office:value="0" table:style-name="ce11">
            <text:p>0</text:p>
          </table:table-cell>
          <table:table-cell office:value-type="float" office:value="2601.6666666666702" table:style-name="ce15">
            <text:p>2601,7</text:p>
          </table:table-cell>
          <table:table-cell office:value-type="float" office:value="-0.01" table:style-name="ce11">
            <text:p>-0,01</text:p>
          </table:table-cell>
          <table:table-cell office:value-type="float" office:value="2.7999999999999998E-4" table:style-name="ce17">
            <text:p>0,00028</text:p>
          </table:table-cell>
          <table:table-cell office:value-type="float" office:value="3.6000000000000001E-5" table:style-name="ce16">
            <text:p>3,60E-05</text:p>
          </table:table-cell>
          <table:table-cell office:value-type="float" office:value="935" table:style-name="ce11">
            <text:p>935</text:p>
          </table:table-cell>
          <table:table-cell table:style-name="ce11"/>
          <table:table-cell office:value-type="float" office:value="2601.6666666666702" table:style-name="ce15">
            <text:p>2601,7</text:p>
          </table:table-cell>
          <table:table-cell office:value-type="float" office:value="935" table:style-name="ce11">
            <text:p>935</text:p>
          </table:table-cell>
          <table:table-cell table:number-columns-repeated="16340"/>
        </table:table-row>
        <table:table-row table:style-name="ro1"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33" table:style-name="ce11">
            <text:p>33</text:p>
          </table:table-cell>
          <table:table-cell office:value-type="boolean" office:boolean-value="false" table:formula="of:=FALSE()" table:style-name="ce12">
            <text:p>FALSCH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boolean" office:boolean-value="true" table:formula="of:=TRUE()" table:style-name="ce12">
            <text:p>WAHR</text:p>
          </table:table-cell>
          <table:table-cell office:value-type="float" office:value="1400" table:style-name="ce11">
            <text:p>1400</text:p>
          </table:table-cell>
          <table:table-cell office:value-type="float" office:value="300" table:style-name="ce11">
            <text:p>300</text:p>
          </table:table-cell>
          <table:table-cell office:value-type="boolean" office:boolean-value="false" table:formula="of:=FALSE()" table:style-name="ce12">
            <text:p>FALSCH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018" table:style-name="ce11">
            <text:p>2018</text:p>
          </table:table-cell>
          <table:table-cell office:value-type="float" office:value="41.6624683333334" table:style-name="ce13">
            <text:p>41,66</text:p>
          </table:table-cell>
          <table:table-cell table:style-name="ce11"/>
          <table:table-cell office:value-type="float" office:value="0.3" table:style-name="ce11">
            <text:p>0,3</text:p>
          </table:table-cell>
          <table:table-cell office:value-type="float" office:value="0" table:style-name="ce11">
            <text:p>0</text:p>
          </table:table-cell>
          <table:table-cell office:value-type="float" office:value="3716.6666666666702" table:style-name="ce14">
            <text:p>3716,67</text:p>
          </table:table-cell>
          <table:table-cell office:value-type="float" office:value="0" table:style-name="ce11">
            <text:p>0</text:p>
          </table:table-cell>
          <table:table-cell office:value-type="float" office:value="2601.6666666666702" table:style-name="ce15">
            <text:p>2601,7</text:p>
          </table:table-cell>
          <table:table-cell office:value-type="float" office:value="-0.01" table:style-name="ce11">
            <text:p>-0,01</text:p>
          </table:table-cell>
          <table:table-cell office:value-type="float" office:value="2.7999999999999998E-4" table:style-name="ce17">
            <text:p>0,00028</text:p>
          </table:table-cell>
          <table:table-cell office:value-type="float" office:value="3.6000000000000001E-5" table:style-name="ce16">
            <text:p>3,60E-05</text:p>
          </table:table-cell>
          <table:table-cell office:value-type="float" office:value="935" table:style-name="ce11">
            <text:p>935</text:p>
          </table:table-cell>
          <table:table-cell table:style-name="ce11"/>
          <table:table-cell office:value-type="float" office:value="2601.6666666666702" table:style-name="ce15">
            <text:p>2601,7</text:p>
          </table:table-cell>
          <table:table-cell office:value-type="float" office:value="935" table:style-name="ce11">
            <text:p>935</text:p>
          </table:table-cell>
          <table:table-cell table:number-columns-repeated="16340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number:text-style style:name="N36P0">
      <number:text>TRUE</number:text>
    </number:text-style>
    <number:text-style style:name="N36P1">
      <number:text>TRUE</number:text>
    </number:text-style>
    <number:text-style style:name="N36">
      <number:text>FALSE</number:text>
      <style:map style:condition="value()&gt;0" style:apply-style-name="N36P0"/>
      <style:map style:condition="value()&lt;0" style:apply-style-name="N36P1"/>
    </number:text-style>
    <number:number-style style:name="N37">
      <number:number number:decimal-places="1" number:min-integer-digits="1"/>
    </number:number-style>
    <style:style style:name="Erkl_228_render_32_Text_32_2" style:display-name="Erklärender Text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title/>
    <dc:description/>
    <dc:subject/>
    <meta:initial-creator/>
    <dc:creator>Sommer, Eric</dc:creator>
    <meta:creation-date>2006-09-16T00:00:00Z</meta:creation-date>
    <dc:date>2019-10-11T09:18:44Z</dc:date>
    <meta:template xlink:href="" xlink:type="simple"/>
    <meta:editing-cycles>6</meta:editing-cycles>
    <meta:editing-duration>PT0S</meta:editing-duration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